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Helvetica Neue" svg:font-family="'Helvetica Neue', Helvetica, sans-serif"/>
    <style:font-face style:name="Lohit Devanagari1" svg:font-family="'Lohit Devanagari'"/>
    <style:font-face style:name="arial" svg:font-family="arial, sans-serif"/>
    <style:font-face style:name="charter" svg:font-family="charter, Georgia, Cambria, 'Times New Roman', Times, 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aakar" fo:font-size="10.5pt" style:font-size-asian="10.5pt" style:font-size-complex="10.5pt"/>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aakar" fo:font-size="10.5pt" fo:letter-spacing="normal" fo:font-style="normal" fo:font-weight="normal" style:font-size-asian="10.5pt" style:font-size-complex="10.5pt"/>
    </style:style>
    <style:style style:name="P3" style:family="paragraph" style:parent-style-name="Text_20_body">
      <style:paragraph-properties fo:margin-left="0cm" fo:margin-right="0cm" fo:orphans="2" fo:widows="2" fo:text-indent="0cm" style:auto-text-indent="false"/>
      <style:text-properties officeooo:paragraph-rsid="000848ae"/>
    </style:style>
    <style:style style:name="P4"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normal" officeooo:paragraph-rsid="0006fa55" style:font-size-asian="10.5pt" style:font-size-complex="10.5pt"/>
    </style:style>
    <style:style style:name="P5"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normal" officeooo:rsid="0004fc5e" officeooo:paragraph-rsid="0006fa55" style:font-size-asian="10.5pt" style:font-size-complex="10.5pt"/>
    </style:style>
    <style:style style:name="P6"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normal" officeooo:rsid="000537ab" officeooo:paragraph-rsid="000537ab" style:font-size-asian="10.5pt" style:font-size-complex="10.5pt"/>
    </style:style>
    <style:style style:name="P7"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normal" officeooo:rsid="0006fa55" officeooo:paragraph-rsid="0006fa55" style:font-size-asian="10.5pt" style:font-size-complex="10.5pt"/>
    </style:style>
    <style:style style:name="P8"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normal" officeooo:rsid="0006fa55" officeooo:paragraph-rsid="00078f3b" style:font-size-asian="10.5pt" style:font-size-complex="10.5pt"/>
    </style:style>
    <style:style style:name="P9"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normal" officeooo:rsid="0009e9a7" officeooo:paragraph-rsid="0009e9a7" style:font-size-asian="10.5pt" style:font-size-complex="10.5pt"/>
    </style:style>
    <style:style style:name="P10"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bold" officeooo:rsid="0006fa55" officeooo:paragraph-rsid="0006fa55" style:font-size-asian="10.5pt" style:font-weight-asian="bold" style:font-size-complex="10.5pt" style:font-weight-complex="bold"/>
    </style:style>
    <style:style style:name="P11"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bold" officeooo:rsid="000537ab" officeooo:paragraph-rsid="000537ab" style:font-size-asian="10.5pt" style:font-weight-asian="bold" style:font-size-complex="10.5pt" style:font-weight-complex="bold"/>
    </style:style>
    <style:style style:name="P12"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bold" officeooo:paragraph-rsid="0004fc5e" style:font-size-asian="10.5pt" style:font-weight-asian="bold" style:font-size-complex="10.5pt" style:font-weight-complex="bold"/>
    </style:style>
    <style:style style:name="P13"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bold" officeooo:rsid="00085f80" officeooo:paragraph-rsid="00085f80" style:font-size-asian="10.5pt" style:font-weight-asian="bold" style:font-size-complex="10.5pt" style:font-weight-complex="bold"/>
    </style:style>
    <style:style style:name="P14"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akar" fo:font-size="10.5pt" fo:letter-spacing="normal" fo:font-style="normal" fo:font-weight="bold" officeooo:rsid="0009e9a7" officeooo:paragraph-rsid="0009e9a7" style:font-size-asian="10.5pt" style:font-weight-asian="bold" style:font-size-complex="10.5pt" style:font-weight-complex="bold"/>
    </style:style>
    <style:style style:name="P15"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officeooo:paragraph-rsid="00078f3b"/>
    </style:style>
    <style:style style:name="P16" style:family="paragraph" style:parent-style-name="Text_20_body" style:list-style-name="L3">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color="#000000" style:font-name="aakar" fo:font-size="10.5pt" officeooo:paragraph-rsid="0006fa55" style:font-size-asian="10.5pt" style:font-size-complex="10.5pt"/>
    </style:style>
    <style:style style:name="T1" style:family="text">
      <style:text-properties officeooo:rsid="0004fc5e"/>
    </style:style>
    <style:style style:name="T2" style:family="text">
      <style:text-properties officeooo:rsid="000537ab"/>
    </style:style>
    <style:style style:name="T3" style:family="text">
      <style:text-properties officeooo:rsid="0006fa55"/>
    </style:style>
    <style:style style:name="T4" style:family="text">
      <style:text-properties fo:font-variant="normal" fo:text-transform="none" fo:letter-spacing="normal" fo:font-style="normal" fo:font-weight="normal" officeooo:rsid="0006fa55"/>
    </style:style>
    <style:style style:name="T5" style:family="text">
      <style:text-properties fo:font-variant="normal" fo:text-transform="none" fo:letter-spacing="normal" fo:font-style="normal" fo:font-weight="normal" officeooo:rsid="0004fc5e"/>
    </style:style>
    <style:style style:name="T6" style:family="text">
      <style:text-properties fo:font-variant="normal" fo:text-transform="none" fo:color="#000000" style:font-name="aakar" fo:font-size="10.5pt" fo:letter-spacing="normal" fo:font-style="normal" fo:font-weight="normal" style:font-size-asian="10.5pt" style:font-size-complex="10.5pt"/>
    </style:style>
    <style:style style:name="T7" style:family="text">
      <style:text-properties fo:font-variant="normal" fo:text-transform="none" fo:color="#000000" style:font-name="aakar" fo:font-size="10.5pt" fo:letter-spacing="normal" fo:font-style="normal" fo:font-weight="normal" officeooo:rsid="00078f3b" style:font-size-asian="10.5pt" style:font-size-complex="10.5pt"/>
    </style:style>
    <style:style style:name="T8" style:family="text">
      <style:text-properties fo:font-variant="normal" fo:text-transform="none" fo:color="#000000" style:font-name="aakar" fo:font-size="10.5pt" fo:letter-spacing="normal" fo:font-style="normal" fo:font-weight="bold" style:font-size-asian="10.5pt" style:font-size-complex="10.5pt"/>
    </style:style>
    <style:style style:name="T9" style:family="text">
      <style:text-properties officeooo:rsid="00078f3b"/>
    </style:style>
    <style:style style:name="T10" style:family="text">
      <style:text-properties officeooo:rsid="0009e9a7"/>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2"><text:span text:style-name="T1">2.1X1</text:span></text:p>
      <text:list xml:id="list2230843536" text:style-name="L3">
        <text:list-header>
          <text:p text:style-name="P16"><text:span text:style-name="T4">1. </text:span><text:span text:style-name="T5">1X1 kernel size is only used for dimensionality reduction that aims to reduce the number of channels. </text:span></text:p>
          <text:p text:style-name="P16"><text:span text:style-name="T4">2. </text:span><text:span text:style-name="T5">1×1 filter will only have a single parameter or weight for each channel in the input, and like the application of any filter results in a single output value.</text:span></text:p>
        </text:list-header>
      </text:list>
      <text:p text:style-name="P4"><text:span text:style-name="T3">3. </text:span><text:span text:style-name="T1">It captures the interaction of input channels in just one pixel of feature map. It can be used to create a linear projection of a stack of feature maps.</text:span></text:p>
      <text:p text:style-name="P5"><text:span text:style-name="T3">4. </text:span>It also acts as channel-wise pooling. They are used directly to increase the number of feature maps in a model. </text:p>
      <text:p text:style-name="P5"/>
      <text:p text:style-name="P5"/>
      <text:p text:style-name="P11">3X3:</text:p>
      <text:p text:style-name="P6"><text:span text:style-name="T9">1.</text:span>While applying 2D convolutions like 3X3 convolutions on images, a 3X3 convolution filter, in general will always have a third dimension in size. This filter depends on (and is equal to) the number of channels of the input image.</text:p>
      <text:p text:style-name="P15"><text:span text:style-name="T7">2.</text:span><text:span text:style-name="T6">So, we apply </text:span><text:span text:style-name="Strong_20_Emphasis"><text:span text:style-name="T6">3X3X1 </text:span></text:span><text:span text:style-name="T6">convolution filter on gray-scale images (the number of channels = 1) whereas, we apply a </text:span><text:span text:style-name="Strong_20_Emphasis"><text:span text:style-name="T6">3X3X3 </text:span></text:span><text:span text:style-name="T6">convolution filter on a colored image (the number of channels = 3). Output Layers will be less when we use 3x3 filters as compared to 5x5.</text:span></text:p>
      <text:p text:style-name="P15"><text:span text:style-name="T6"/></text:p>
      <text:p text:style-name="P13">5X5:</text:p>
      <text:p text:style-name="P9">While applying 2D convolutions like 5X5 on images.<text:span text:style-name="T2">This filter depends on (and is equal to) the number of channels of the input image.</text:span>It takes matrix of rows and columns=5.</text:p>
      <text:p text:style-name="P9"/>
      <text:p text:style-name="P14">7X7:</text:p>
      <text:p text:style-name="P9">While applying 2D convolutions like 7X7 on images.<text:span text:style-name="T2">This filter depends on (and is equal to) the number of channels of the input image.</text:span>It takes matrix of rows and columns=7.As the size of the kernal increases then the accuracy and also time takes for execution is increased.</text:p>
      <text:p text:style-name="P6"/>
      <text:p text:style-name="P10"><text:span text:style-name="T10">3. </text:span>Forward Propogation:</text:p>
      <text:p text:style-name="P8"><text:span text:style-name="T9">1. T</text:span>he input data is fed in the forward direction through the network.</text:p>
      <text:p text:style-name="P8"><text:span text:style-name="T9">2. </text:span>Each hidden layer accepts the input data, processes it as per the activation function and passes to the successive layer.</text:p>
      <text:p text:style-name="P2"><text:span text:style-name="T9">3. </text:span>In order to generate some output, the input data should be fed in the forward direction only. The data should not flow in reverse direction during output generation otherwise it would form a cycle and the output could never be generated. Such network configurations are known as feed-forward network. The feed-forward network helps in forward propagation.</text:p>
      <text:p text:style-name="P3"><text:span text:style-name="T6">At each neuron in a hidden or output layer, the processing happens in two steps:</text:span></text:p>
      <text:p text:style-name="P3"><text:span text:style-name="Strong_20_Emphasis"><text:span text:style-name="T8">Pre-activation</text:span></text:span><text:span text:style-name="T6">: it is a weighted sum of inputs i.e., the linear transformation of weights w.r.t to inputs available. Based on this aggregated sum and activation function the neuron makes a decision whether to pass this information further or not.</text:span></text:p>
      <text:p text:style-name="P3"><text:span text:style-name="Strong_20_Emphasis"><text:span text:style-name="T8">Activation</text:span></text:span><text:span text:style-name="T6">: the calculated weighted sum of inputs is passed to the activation function. An activation function is a mathematical function which adds non-linearity to the network. There are four commonly used and popular activation functions — sigmoid, hyperbolic tangent(tanh), ReLU and Softmax.</text:span></text:p>
      <text:p text:style-name="P2"/>
      <text:p text:style-name="P7"/>
      <text:p text:style-name="P7"/>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Helvetica Neue" svg:font-family="'Helvetica Neue', Helvetica, sans-serif"/>
    <style:font-face style:name="Lohit Devanagari1" svg:font-family="'Lohit Devanagari'"/>
    <style:font-face style:name="arial" svg:font-family="arial, sans-serif"/>
    <style:font-face style:name="charter" svg:font-family="charter, Georgia, Cambria, 'Times New Roman', Times, 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3T12:01:13.590212088</meta:creation-date>
    <dc:date>2022-05-13T18:10:22.803596983</dc:date>
    <meta:editing-duration>PT1H26M50S</meta:editing-duration>
    <meta:editing-cycles>1</meta:editing-cycles>
    <meta:document-statistic meta:table-count="0" meta:image-count="0" meta:object-count="0" meta:page-count="2" meta:paragraph-count="19" meta:word-count="454" meta:character-count="2678" meta:non-whitespace-character-count="2242"/>
    <meta:generator>LibreOffice/6.4.7.2$Linux_X86_64 LibreOffice_project/40$Build-2</meta:generator>
  </office:meta>
</office:document-meta>
</file>